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88561" officeooo:paragraph-rsid="00188561" style:font-style-asian="italic" style:font-style-complex="italic"/>
    </style:style>
    <style:style style:name="P2" style:family="paragraph" style:parent-style-name="Standard">
      <style:text-properties fo:font-style="italic" officeooo:rsid="001a7fd6" officeooo:paragraph-rsid="001a7fd6" style:font-style-asian="italic" style:font-style-complex="italic"/>
    </style:style>
    <style:style style:name="P3" style:family="paragraph" style:parent-style-name="Standard">
      <style:text-properties fo:font-style="italic" officeooo:rsid="001a7fd6" officeooo:paragraph-rsid="001dd263" style:font-style-asian="italic" style:font-style-complex="italic"/>
    </style:style>
    <style:style style:name="P4" style:family="paragraph" style:parent-style-name="Standard">
      <style:text-properties fo:font-style="italic" officeooo:rsid="001a7fd6" officeooo:paragraph-rsid="0025b4fd" style:font-style-asian="italic" style:font-style-complex="italic"/>
    </style:style>
    <style:style style:name="P5" style:family="paragraph" style:parent-style-name="Standard">
      <style:text-properties fo:font-style="italic" officeooo:rsid="001a7fd6" officeooo:paragraph-rsid="002a02ce" style:font-style-asian="italic" style:font-style-complex="italic"/>
    </style:style>
    <style:style style:name="P6" style:family="paragraph" style:parent-style-name="Standard">
      <style:text-properties fo:font-style="italic" officeooo:rsid="001f477d" officeooo:paragraph-rsid="001f477d" style:font-style-asian="italic" style:font-style-complex="italic"/>
    </style:style>
    <style:style style:name="P7" style:family="paragraph" style:parent-style-name="Standard">
      <style:text-properties fo:font-style="italic" officeooo:rsid="001f477d" officeooo:paragraph-rsid="0023d8a8" style:font-style-asian="italic" style:font-style-complex="italic"/>
    </style:style>
    <style:style style:name="P8" style:family="paragraph" style:parent-style-name="Standard">
      <style:text-properties fo:font-style="italic" officeooo:rsid="001bfc21" officeooo:paragraph-rsid="0023d8a8" style:font-style-asian="italic" style:font-style-complex="italic"/>
    </style:style>
    <style:style style:name="P9" style:family="paragraph" style:parent-style-name="Standard">
      <style:text-properties fo:font-style="italic" officeooo:rsid="002866c5" officeooo:paragraph-rsid="002866c5" style:font-style-asian="italic" style:font-style-complex="italic"/>
    </style:style>
    <style:style style:name="P10" style:family="paragraph" style:parent-style-name="Standard">
      <style:text-properties officeooo:rsid="00188561" officeooo:paragraph-rsid="00188561"/>
    </style:style>
    <style:style style:name="P11" style:family="paragraph" style:parent-style-name="Standard">
      <style:text-properties officeooo:rsid="001a7fd6" officeooo:paragraph-rsid="001a7fd6"/>
    </style:style>
    <style:style style:name="P12" style:family="paragraph" style:parent-style-name="Standard">
      <style:text-properties officeooo:rsid="001a7fd6" officeooo:paragraph-rsid="001bfc21"/>
    </style:style>
    <style:style style:name="P13" style:family="paragraph" style:parent-style-name="Standard">
      <style:text-properties officeooo:rsid="001a7fd6" officeooo:paragraph-rsid="001dd263"/>
    </style:style>
    <style:style style:name="P14" style:family="paragraph" style:parent-style-name="Standard">
      <style:text-properties officeooo:rsid="001a7fd6" officeooo:paragraph-rsid="001e9854"/>
    </style:style>
    <style:style style:name="P15" style:family="paragraph" style:parent-style-name="Standard">
      <style:text-properties officeooo:rsid="001a7fd6" officeooo:paragraph-rsid="0021dc3e"/>
    </style:style>
    <style:style style:name="P16" style:family="paragraph" style:parent-style-name="Standard">
      <style:text-properties officeooo:rsid="001a7fd6" officeooo:paragraph-rsid="0023d8a8"/>
    </style:style>
    <style:style style:name="P17" style:family="paragraph" style:parent-style-name="Standard">
      <style:text-properties officeooo:rsid="001a7fd6" officeooo:paragraph-rsid="002a6c7a"/>
    </style:style>
    <style:style style:name="P18" style:family="paragraph" style:parent-style-name="Standard">
      <style:text-properties style:text-underline-style="solid" style:text-underline-width="auto" style:text-underline-color="font-color" officeooo:rsid="001a7fd6" officeooo:paragraph-rsid="001a7fd6"/>
    </style:style>
    <style:style style:name="P19" style:family="paragraph" style:parent-style-name="Standard">
      <style:text-properties style:text-underline-style="solid" style:text-underline-width="auto" style:text-underline-color="font-color" officeooo:rsid="001a7fd6" officeooo:paragraph-rsid="001bfc21"/>
    </style:style>
    <style:style style:name="P20" style:family="paragraph" style:parent-style-name="Standard">
      <style:text-properties style:text-underline-style="solid" style:text-underline-width="auto" style:text-underline-color="font-color" officeooo:rsid="001a7fd6" officeooo:paragraph-rsid="001dd263"/>
    </style:style>
    <style:style style:name="P21" style:family="paragraph" style:parent-style-name="Standard">
      <style:text-properties style:text-underline-style="solid" style:text-underline-width="auto" style:text-underline-color="font-color" officeooo:rsid="001a7fd6" officeooo:paragraph-rsid="001e9854"/>
    </style:style>
    <style:style style:name="P22" style:family="paragraph" style:parent-style-name="Standard">
      <style:text-properties style:text-underline-style="solid" style:text-underline-width="auto" style:text-underline-color="font-color" officeooo:rsid="001a7fd6" officeooo:paragraph-rsid="0020932d"/>
    </style:style>
    <style:style style:name="P23" style:family="paragraph" style:parent-style-name="Standard">
      <style:text-properties style:text-underline-style="solid" style:text-underline-width="auto" style:text-underline-color="font-color" officeooo:rsid="001a7fd6" officeooo:paragraph-rsid="0023d8a8"/>
    </style:style>
    <style:style style:name="P24" style:family="paragraph" style:parent-style-name="Standard">
      <style:text-properties style:text-underline-style="solid" style:text-underline-width="auto" style:text-underline-color="font-color" officeooo:rsid="001a7fd6" officeooo:paragraph-rsid="002a6c7a"/>
    </style:style>
    <style:style style:name="P25" style:family="paragraph" style:parent-style-name="Standard">
      <style:text-properties officeooo:rsid="001bfc21" officeooo:paragraph-rsid="001bfc21"/>
    </style:style>
    <style:style style:name="P26" style:family="paragraph" style:parent-style-name="Standard">
      <style:text-properties officeooo:rsid="001bfc21" officeooo:paragraph-rsid="001dd263"/>
    </style:style>
    <style:style style:name="P27" style:family="paragraph" style:parent-style-name="Standard">
      <style:text-properties officeooo:rsid="001bfc21" officeooo:paragraph-rsid="001e9854"/>
    </style:style>
    <style:style style:name="P28" style:family="paragraph" style:parent-style-name="Standard">
      <style:text-properties officeooo:rsid="001bfc21" officeooo:paragraph-rsid="001f477d"/>
    </style:style>
    <style:style style:name="P29" style:family="paragraph" style:parent-style-name="Standard">
      <style:text-properties officeooo:rsid="001bfc21" officeooo:paragraph-rsid="0020932d"/>
    </style:style>
    <style:style style:name="P30" style:family="paragraph" style:parent-style-name="Standard">
      <style:text-properties officeooo:rsid="001bfc21" officeooo:paragraph-rsid="0023d8a8"/>
    </style:style>
    <style:style style:name="P31" style:family="paragraph" style:parent-style-name="Standard">
      <style:text-properties officeooo:rsid="001bfc21" officeooo:paragraph-rsid="002866c5"/>
    </style:style>
    <style:style style:name="P32" style:family="paragraph" style:parent-style-name="Standard">
      <style:text-properties officeooo:rsid="002866c5" officeooo:paragraph-rsid="002866c5"/>
    </style:style>
    <style:style style:name="T1" style:family="text">
      <style:text-properties officeooo:rsid="0018856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a7fd6"/>
    </style:style>
    <style:style style:name="T4" style:family="text">
      <style:text-properties style:text-underline-style="solid" style:text-underline-width="auto" style:text-underline-color="font-color" officeooo:rsid="0020932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officeooo:rsid="0023d8a8" style:font-style-asian="italic" style:font-style-complex="italic"/>
    </style:style>
    <style:style style:name="T7" style:family="text">
      <style:text-properties fo:font-style="italic" style:text-underline-style="none" officeooo:rsid="002a02ce" style:font-style-asian="italic" style:font-style-complex="italic"/>
    </style:style>
    <style:style style:name="T8" style:family="text">
      <style:text-properties fo:font-style="italic" style:text-underline-style="none" officeooo:rsid="002a6c7a" style:font-style-asian="italic" style:font-style-complex="italic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officeooo:rsid="001a7fd6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bfc21"/>
    </style:style>
    <style:style style:name="T13" style:family="text">
      <style:text-properties style:text-underline-style="none" officeooo:rsid="001dd263"/>
    </style:style>
    <style:style style:name="T14" style:family="text">
      <style:text-properties style:text-underline-style="none" officeooo:rsid="001e9854"/>
    </style:style>
    <style:style style:name="T15" style:family="text">
      <style:text-properties style:text-underline-style="none" officeooo:rsid="001f477d"/>
    </style:style>
    <style:style style:name="T16" style:family="text">
      <style:text-properties style:text-underline-style="none" officeooo:rsid="0020932d"/>
    </style:style>
    <style:style style:name="T17" style:family="text">
      <style:text-properties style:text-underline-style="none" officeooo:rsid="0021abfc"/>
    </style:style>
    <style:style style:name="T18" style:family="text">
      <style:text-properties style:text-underline-style="none" officeooo:rsid="0021dc3e"/>
    </style:style>
    <style:style style:name="T19" style:family="text">
      <style:text-properties style:text-underline-style="none" officeooo:rsid="0023d8a8"/>
    </style:style>
    <style:style style:name="T20" style:family="text">
      <style:text-properties style:text-underline-style="none" officeooo:rsid="0025b4fd"/>
    </style:style>
    <style:style style:name="T21" style:family="text">
      <style:text-properties style:text-underline-style="none" officeooo:rsid="002866c5"/>
    </style:style>
    <style:style style:name="T22" style:family="text">
      <style:text-properties style:text-underline-style="none" officeooo:rsid="001a7fd6"/>
    </style:style>
    <style:style style:name="T23" style:family="text">
      <style:text-properties style:text-underline-style="none" officeooo:rsid="00298dc2"/>
    </style:style>
    <style:style style:name="T24" style:family="text">
      <style:text-properties style:text-underline-style="none" officeooo:rsid="002d9d4a"/>
    </style:style>
    <style:style style:name="T25" style:family="text">
      <style:text-properties style:text-underline-style="none" officeooo:rsid="002f9bc6"/>
    </style:style>
    <style:style style:name="T26" style:family="text">
      <style:text-properties officeooo:rsid="001bfc21"/>
    </style:style>
    <style:style style:name="T27" style:family="text">
      <style:text-properties officeooo:rsid="001dd263"/>
    </style:style>
    <style:style style:name="T28" style:family="text">
      <style:text-properties officeooo:rsid="0021dc3e"/>
    </style:style>
    <style:style style:name="T29" style:family="text">
      <style:text-properties officeooo:rsid="0023d8a8"/>
    </style:style>
    <style:style style:name="T30" style:family="text">
      <style:text-properties officeooo:rsid="002a02ce"/>
    </style:style>
    <style:style style:name="T31" style:family="text">
      <style:text-properties officeooo:rsid="002a6c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5">Команда PUSH.</text:span></text:p>
      <text:p text:style-name="Standard"><text:span text:style-name="T2">Синтаксис:</text:span> PUSH S|RAX|RBX|RCX|RDX<text:span text:style-name="T1">|RAM</text:span> [arg]</text:p>
      <text:p text:style-name="Standard">PUSH S arg - положить на вершину стека число arg типа int.</text:p>
      <text:p text:style-name="Standard">PUSH RAX|RBX|RCX|RDX - положить в соответствующий регистр верхнее число со стека, при этом в стеке удаления элемента не происходит.</text:p>
      <text:p text:style-name="P10">PUSH RAM arg – положить в ячейку <text:span text:style-name="T10">RAM </text:span>с номером arg верхнее число со стека, при этом в стеке удаления элемента не происходит.</text:p>
      <text:p text:style-name="P10"/>
      <text:p text:style-name="P1">Команда POP.</text:p>
      <text:p text:style-name="P10"><text:span text:style-name="T9">Синтаксис:</text:span> POP S|RAX|RBX|RCX|RDX|RAM [arg]</text:p>
      <text:p text:style-name="P10">POP S – удалить верхнее число со стека</text:p>
      <text:p text:style-name="P10">POP <text:s/>RAX|RBX|RCX|RDX – положить число из соответствующего регистра <text:span text:style-name="T10">на вершину стека.</text:span></text:p>
      <text:p text:style-name="P11">POP RAM arg – положить число из ячейки RAM с номером arg на вершину стека</text:p>
      <text:p text:style-name="P2"/>
      <text:p text:style-name="P2">Команда ADD.</text:p>
      <text:p text:style-name="P18">Синтаксис:<text:span text:style-name="T11"> ADD</text:span></text:p>
      <text:p text:style-name="P11">ADD – удаляет 2 верхние числа со стека, складывает их, результат кладёт на вершину стека. </text:p>
      <text:p text:style-name="P11"/>
      <text:p text:style-name="P2">Команда MUL.</text:p>
      <text:p text:style-name="P18">Синтаксис:<text:span text:style-name="T11"> MUL</text:span></text:p>
      <text:p text:style-name="P11">MUL – удаляет 2 верхние числа со стека, перемножает их, результат кладёт на вершину стека.</text:p>
      <text:p text:style-name="P11"/>
      <text:p text:style-name="P2">Команда IN.</text:p>
      <text:p text:style-name="P18">Синтаксис:<text:span text:style-name="T11"> IN</text:span></text:p>
      <text:p text:style-name="P11">IN – ждёт ввода числа типа int с клавиатуры, результат кладёт на вершину стека.</text:p>
      <text:p text:style-name="P11"/>
      <text:p text:style-name="P2">Команда OUT.</text:p>
      <text:p text:style-name="P18">Синтаксис:<text:span text:style-name="T11"> OUT</text:span></text:p>
      <text:p text:style-name="P11">OUT – выводит на экран число с вершины стека, при этом в стеке удаления элемента не происходит.</text:p>
      <text:p text:style-name="P11"/>
      <text:p text:style-name="P5">Команда <text:span text:style-name="T30">PRINT</text:span>.</text:p>
      <text:p text:style-name="P24">Синтаксис:<text:span text:style-name="T11"> <text:s/></text:span><text:span text:style-name="T7">PRINT </text:span><text:span text:style-name="T8">data_name</text:span></text:p>
      <text:p text:style-name="P17"><text:span text:style-name="T7">PRINT </text:span><text:span text:style-name="T8">data_name</text:span> – <text:span text:style-name="T31">выводит на экран константу с именем data_name</text:span>.</text:p>
      <text:p text:style-name="P11"/>
      <text:p text:style-name="P2">Команда AND.</text:p>
      <text:p text:style-name="P18">Синтаксис:<text:span text:style-name="T11"> AND</text:span></text:p>
      <text:p text:style-name="P11">AND – завершает работу ВМ.</text:p>
      <text:p text:style-name="P11"/>
      <text:p text:style-name="P2">Команда LABEL.</text:p>
      <text:p text:style-name="P18">Синтаксис:<text:span text:style-name="T11"> : </text:span><text:span text:style-name="T13">label_name</text:span></text:p>
      <text:p text:style-name="P13">: <text:span text:style-name="T13">label_name</text:span> – создаёт метку в данном месте кода с именем <text:span text:style-name="T13">label_name</text:span>.</text:p>
      <text:p text:style-name="P20">Замечание:<text:span text:style-name="T11"> </text:span><text:span text:style-name="T13">label_name</text:span><text:span text:style-name="T11"> обязательно должно иметь тип int.</text:span></text:p>
      <text:p text:style-name="P18"><text:span text:style-name="T11"/></text:p>
      <text:p text:style-name="P2">Команда GOTO.</text:p>
      <text:p text:style-name="P20">Синтаксис:<text:span text:style-name="T11"> GOTO </text:span><text:span text:style-name="T13">label_name</text:span></text:p>
      <text:p text:style-name="P13">GOTO <text:span text:style-name="T13">label_name</text:span> – безусловно переходит на метку <text:span text:style-name="T13">label_name</text:span>.</text:p>
      <text:p text:style-name="P20">Замечание:<text:span text:style-name="T11"> </text:span><text:span text:style-name="T13">label_name</text:span><text:span text:style-name="T11"> обязательно должно иметь тип int.</text:span></text:p>
      <text:p text:style-name="P18"><text:span text:style-name="T11"/></text:p>
      <text:p text:style-name="P4">Команда <text:span text:style-name="T26">CMP</text:span>.</text:p>
      <text:p text:style-name="P19">Синтаксис:<text:span text:style-name="T11"> </text:span><text:span text:style-name="T12">CMP S|RAX|RBX|RCX|RDX arg</text:span></text:p>
      <text:p text:style-name="P12"><text:soft-page-break/><text:span text:style-name="T26">CMP</text:span> <text:span text:style-name="T26">S </text:span>arg – <text:span text:style-name="T26">сделать подготовительные действия для сравнения верхнего числа со стека и числа arg. </text:span></text:p>
      <text:p text:style-name="P19"><text:span text:style-name="T12">CMP</text:span><text:span text:style-name="T11"> </text:span><text:span text:style-name="T12">RAX|RBX|RCX|RDX </text:span><text:span text:style-name="T11">arg – </text:span><text:span text:style-name="T24">делает</text:span><text:span text:style-name="T12"> подготовительные действия для сравнения значения соответствующего регистра и числа arg. </text:span></text:p>
      <text:p text:style-name="P25"><text:span text:style-name="T2">Замечание:</text:span><text:span text:style-name="T11"> </text:span><text:span text:style-name="T13">непосредственно </text:span><text:span text:style-name="T11">после команды CMP обязательно должна следовать одна из команд JE/JL.</text:span></text:p>
      <text:p text:style-name="P25"><text:span text:style-name="T11"/></text:p>
      <text:p text:style-name="P3">Команда <text:span text:style-name="T12">JE</text:span>.</text:p>
      <text:p text:style-name="P20">Синтаксис:<text:span text:style-name="T11"> </text:span><text:span text:style-name="T12">JE </text:span><text:span text:style-name="T13">label_name</text:span></text:p>
      <text:p text:style-name="P13"><text:span text:style-name="T12">JE </text:span><text:span text:style-name="T13">label_name</text:span> – <text:span text:style-name="T27">сравнить 2 числа, подаваемые предыдущей командой CMP (значение </text:span><text:span text:style-name="T12">S|RAX|RBX|RCX|RDX </text:span><text:span text:style-name="T13">и arg, см. CMP</text:span><text:span text:style-name="T27">), в случае равенства перейти на метку </text:span><text:span text:style-name="T13">label_name</text:span><text:span text:style-name="T27">.</text:span></text:p>
      <text:p text:style-name="P28"><text:span text:style-name="T2">Замечание:</text:span><text:span text:style-name="T11"> </text:span><text:span text:style-name="T15">команде</text:span><text:span text:style-name="T11"> JE должна </text:span><text:span text:style-name="T15">непосредственно предшествовать</text:span><text:span text:style-name="T11"> команда CMP.</text:span></text:p>
      <text:p text:style-name="P26"><text:span text:style-name="T11"/></text:p>
      <text:p text:style-name="P4">Команда <text:span text:style-name="T12">J</text:span><text:span text:style-name="T14">L</text:span>.</text:p>
      <text:p text:style-name="P21">Синтаксис:<text:span text:style-name="T11"> </text:span><text:span text:style-name="T12">J</text:span><text:span text:style-name="T14">L</text:span><text:span text:style-name="T12"> </text:span><text:span text:style-name="T13">label_name</text:span></text:p>
      <text:p text:style-name="P14"><text:span text:style-name="T12">J</text:span><text:span text:style-name="T14">L</text:span><text:span text:style-name="T12"> </text:span><text:span text:style-name="T13">label_name</text:span> – <text:span text:style-name="T27">сравнить 2 числа, подаваемые предыдущей командой CMP (значение </text:span><text:span text:style-name="T12">S|RAX|RBX|RCX|RDX </text:span><text:span text:style-name="T13">и arg, см. CMP</text:span><text:span text:style-name="T27">), в случае, если первое меньше второго, перейти на метку </text:span><text:span text:style-name="T13">label_name</text:span><text:span text:style-name="T27">.</text:span></text:p>
      <text:p text:style-name="P27"><text:span text:style-name="T2">Замечание:</text:span><text:span text:style-name="T11"> </text:span><text:span text:style-name="T15">команде</text:span><text:span text:style-name="T11"> J</text:span><text:span text:style-name="T14">L</text:span><text:span text:style-name="T11"> должна </text:span><text:span text:style-name="T15">непосредственно предшествовать</text:span><text:span text:style-name="T11"> команда CMP.</text:span></text:p>
      <text:p text:style-name="P27"><text:span text:style-name="T11"/></text:p>
      <text:p text:style-name="P6"><text:span text:style-name="T11">Команда </text:span><text:span text:style-name="T16">CALL </text:span><text:span text:style-name="T19">(вызов функции)</text:span><text:span text:style-name="T16">.</text:span></text:p>
      <text:p text:style-name="P22">Синтаксис:<text:span text:style-name="T11"> </text:span><text:span text:style-name="T17">CALL</text:span><text:span text:style-name="T12"> </text:span><text:span text:style-name="T13">label_name</text:span></text:p>
      <text:p text:style-name="P15"><text:span text:style-name="T17">CALL</text:span><text:span text:style-name="T12"> </text:span><text:span text:style-name="T13">label_name</text:span> – <text:span text:style-name="T28">складывает адрес возврата на стек и переходит на метку </text:span><text:span text:style-name="T13">label_name</text:span><text:span text:style-name="T18">.</text:span></text:p>
      <text:p text:style-name="P29"><text:span text:style-name="T4">Замечание:</text:span><text:span text:style-name="T16"> </text:span><text:span text:style-name="T18">гарантируется сохранение значений в регистрах после перехода в функцию. </text:span></text:p>
      <text:p text:style-name="P29"><text:span text:style-name="T18"/></text:p>
      <text:p text:style-name="P7"><text:span text:style-name="T11">Команда </text:span><text:span text:style-name="T19">RET (возврат из функции)</text:span><text:span text:style-name="T16">.</text:span></text:p>
      <text:p text:style-name="P23">Синтаксис:<text:span text:style-name="T11"> </text:span><text:span text:style-name="T13"><text:s/></text:span><text:span text:style-name="T6">RET</text:span></text:p>
      <text:p text:style-name="P16"><text:span text:style-name="T6">RET </text:span>– <text:span text:style-name="T29">берёт верхнее значение на стеке (адрес возврата) и переходит по нему</text:span><text:span text:style-name="T18">. </text:span><text:span text:style-name="T19">После этого адрес возврата удаляется из стека.</text:span></text:p>
      <text:p text:style-name="P30"><text:span text:style-name="T4">Замечание:</text:span><text:span text:style-name="T16"> </text:span><text:span text:style-name="T18">гарантируется сохранение значений в регистрах после </text:span><text:span text:style-name="T19">выхода из функции</text:span><text:span text:style-name="T18">. </text:span></text:p>
      <text:p text:style-name="P8"><text:span text:style-name="T18"/></text:p>
      <text:p text:style-name="P9"><text:span text:style-name="T18">К</text:span><text:span text:style-name="T11">оманда DATA.</text:span></text:p>
      <text:p text:style-name="P32"><text:span text:style-name="T3">Синтаксис:</text:span><text:span text:style-name="T11"> . str|int data_name data</text:span></text:p>
      <text:p text:style-name="P32"><text:span text:style-name="T11">. str data_name data – объявление константы типа str с именем data_name и значением data</text:span></text:p>
      <text:p text:style-name="P32"><text:span text:style-name="T11">. int data_name data – объявление константы типа int с именем data_name и значением data</text:span></text:p>
      <text:p text:style-name="P31"><text:span text:style-name="T4">Замечание:</text:span><text:span text:style-name="T16"> </text:span><text:span text:style-name="T21">data</text:span><text:span text:style-name="T13">_name</text:span><text:span text:style-name="T22"> обязательно должно иметь тип int, </text:span><text:span text:style-name="T21">тип data </text:span><text:span text:style-name="T23">должен соответствовать объявленному. </text:span><text:span text:style-name="T25">Создание нескольких констант с одним именем приведёт к неопределённому поведению.</text:span></text:p>
      <text:p text:style-name="P31"><text:span text:style-name="T23"/></text:p>
      <text:p text:style-name="P31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0:01:01.651939028</meta:creation-date>
    <dc:date>2019-03-26T21:11:27.373274438</dc:date>
    <meta:editing-duration>PT36M55S</meta:editing-duration>
    <meta:editing-cycles>20</meta:editing-cycles>
    <meta:generator>LibreOffice/6.1.5.2$Linux_X86_64 LibreOffice_project/10$Build-2</meta:generator>
    <meta:document-statistic meta:table-count="0" meta:image-count="0" meta:object-count="0" meta:page-count="2" meta:paragraph-count="62" meta:word-count="475" meta:character-count="3341" meta:non-whitespace-character-count="2900"/>
  </office:meta>
</office:document-meta>
</file>